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641b3" officeooo:paragraph-rsid="000641b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normal" officeooo:rsid="000c66a6" officeooo:paragraph-rsid="000c66a6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normal" officeooo:rsid="000e5724" officeooo:paragraph-rsid="000e5724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4pt" fo:font-weight="normal" officeooo:rsid="000e5724" officeooo:paragraph-rsid="000e5724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4pt" fo:font-weight="normal" officeooo:rsid="00102f64" officeooo:paragraph-rsid="00102f64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4pt" fo:font-weight="normal" officeooo:rsid="00134164" officeooo:paragraph-rsid="00134164" style:font-size-asian="24pt" style:font-weight-asian="normal" style:font-size-complex="24pt" style:font-weight-complex="normal"/>
    </style:style>
    <style:style style:name="T1" style:family="text">
      <style:text-properties officeooo:rsid="000766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ilnehmer für die Evaluierung <text:span text:style-name="T1">gesucht.</text:span></text:p>
      <text:p text:style-name="P1"/>
      <text:p text:style-name="P2">Für die Bewertung unseres neues Verfahrens zur Websuche brauchen wir Teilnehmer, die an einer kurzen Evaluierung teilnehmen würden.</text:p>
      <text:p text:style-name="P2"/>
      <text:p text:style-name="P3">Falls Du Interesse an neuen Sachen im Thema „Websuche“ hast, besuche bitte kurz unsere Webseite und bewerte unseres System:</text:p>
      <text:p text:style-name="P3"><text:a xlink:type="simple" xlink:href="http://ethan.is.inf.uni-due.de/" text:style-name="Internet_20_link" text:visited-style-name="Visited_20_Internet_20_Link">http://ethan.is.inf.uni-due.de</text:a></text:p>
      <text:p text:style-name="P3"/>
      <text:p text:style-name="P4">Falls Du irgendwelche Fragen hast, bitte schreibe uns direkt an:</text:p>
      <text:p text:style-name="P5"><text:a xlink:type="simple" xlink:href="mailto:denis.repkov@stud.uni-duisburg-essen.de" text:style-name="Internet_20_link" text:visited-style-name="Visited_20_Internet_20_Link">denis.repkov@stud.uni-duisburg-essen.de</text:a></text:p>
      <text:p text:style-name="P5"><text:a xlink:type="simple" xlink:href="mailto:dungs@is.inf.uni-due.de" text:style-name="Internet_20_link" text:visited-style-name="Visited_20_Internet_20_Link">dungs@is.inf.uni-due.de</text:a></text:p>
      <text:p text:style-name="P5"/>
      <text:p text:style-name="P6">Wir freuen uns an Deine Teilnah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ah </meta:initial-creator>
    <meta:creation-date>2015-09-10T09:42:32.222746647</meta:creation-date>
    <meta:generator>LibreOffice/4.4.2.2$Linux_X86_64 LibreOffice_project/40m0$Build-2</meta:generator>
    <dc:date>2015-09-10T11:54:32.325558501</dc:date>
    <dc:creator>strah </dc:creator>
    <meta:editing-duration>PT2H11M55S</meta:editing-duration>
    <meta:editing-cycles>12</meta:editing-cycles>
    <meta:document-statistic meta:table-count="0" meta:image-count="0" meta:object-count="0" meta:page-count="1" meta:paragraph-count="8" meta:word-count="61" meta:character-count="483" meta:non-whitespace-character-count="430"/>
  </office:meta>
</office:document-meta>
</file>